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d32" officeooo:paragraph-rsid="00197d32"/>
    </style:style>
    <style:style style:name="P2" style:family="paragraph" style:parent-style-name="Standard">
      <style:text-properties officeooo:rsid="001a854a" officeooo:paragraph-rsid="001a854a"/>
    </style:style>
    <style:style style:name="P3" style:family="paragraph" style:parent-style-name="Standard">
      <style:text-properties officeooo:rsid="001bfae1" officeooo:paragraph-rsid="001bfae1"/>
    </style:style>
    <style:style style:name="P4" style:family="paragraph" style:parent-style-name="Standard">
      <style:text-properties officeooo:paragraph-rsid="001bfae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fae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bfae1"/>
    </style:style>
    <style:style style:name="T5" style:family="text">
      <style:text-properties officeooo:rsid="001bfae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1</text:p>
      <text:p text:style-name="P1"/>
      <text:p text:style-name="P1">2.a)</text:p>
      <text:p text:style-name="P1"><text:s/>Departamento (<text:span text:style-name="T1">codigo,</text:span><text:span text:style-name="T3"> nome)</text:span></text:p>
      <text:p text:style-name="P1"><text:span text:style-name="T3">Funcionario (</text:span><text:span text:style-name="T1">matricula,</text:span><text:span text:style-name="T3"> nome, salario, empregado gerencia)</text:span></text:p>
      <text:p text:style-name="P1"><text:span text:style-name="T3"/></text:p>
      <text:p text:style-name="P1"><text:span text:style-name="T3">b)</text:span></text:p>
      <text:p text:style-name="P1"><text:span text:style-name="T3">Endereço (</text:span><text:span text:style-name="T1">id,</text:span><text:span text:style-name="T3"> logradouro, número, cep, uf, cidade)</text:span></text:p>
      <text:p text:style-name="P1"><text:span text:style-name="T3">Pessoa (</text:span><text:span text:style-name="T1">id,</text:span><text:span text:style-name="T3"> nome, cpf, cnpj, inscricao, sexo)</text:span></text:p>
      <text:p text:style-name="P1"><text:span text:style-name="T3"/></text:p>
      <text:p text:style-name="P1"><text:span text:style-name="T3">c)</text:span></text:p>
      <text:p text:style-name="P1"><text:span text:style-name="T3">Banco (</text:span><text:span text:style-name="T1">cod banco,</text:span><text:span text:style-name="T3"> nome)</text:span></text:p>
      <text:p text:style-name="P2"><text:span text:style-name="T3">Agencia (</text:span><text:span text:style-name="T1">cod agencia,</text:span><text:span text:style-name="T3"> nome)</text:span></text:p>
      <text:p text:style-name="P2"><text:span text:style-name="T3">Empresta(</text:span><text:span text:style-name="T1">cod agencia,</text:span><text:span text:style-name="T3"> </text:span><text:span text:style-name="T1">cpf,</text:span><text:span text:style-name="T3"> valor parcela, qtde parcelas, taxa juros)</text:span></text:p>
      <text:p text:style-name="P2"><text:span text:style-name="T3">Cliente (</text:span><text:span text:style-name="T1">cpf,</text:span><text:span text:style-name="T3"> nome, data nasc)</text:span></text:p>
      <text:p text:style-name="P2"><text:span text:style-name="T3"/></text:p>
      <text:p text:style-name="P2"><text:span text:style-name="T3">d)</text:span></text:p>
      <text:p text:style-name="P2"><text:span text:style-name="T3">Fornecedor (</text:span><text:span text:style-name="T1">id fornecedor,</text:span><text:span text:style-name="T3"> </text:span><text:span text:style-name="T4">nome)</text:span></text:p>
      <text:p text:style-name="P3"><text:span text:style-name="T3">Fornece (</text:span><text:span text:style-name="T1">id fornecedor,</text:span><text:span text:style-name="T3"> </text:span><text:span text:style-name="T1">id consumidor,</text:span><text:span text:style-name="T3"> </text:span><text:span text:style-name="T1">id produto,</text:span><text:span text:style-name="T3"> data, qtde)</text:span></text:p>
      <text:p text:style-name="P3"><text:span text:style-name="T3">Produto (</text:span><text:span text:style-name="T1">id produto,</text:span><text:span text:style-name="T3"> nome)</text:span></text:p>
      <text:p text:style-name="P3"><text:span text:style-name="T3">Consumidor (</text:span><text:span text:style-name="T1">id consumidor,</text:span><text:span text:style-name="T8"> nome)</text:span></text:p>
      <text:p text:style-name="P3"><text:span text:style-name="T8"/></text:p>
      <text:p text:style-name="P3"><text:span text:style-name="T8">e)</text:span></text:p>
      <text:p text:style-name="P3"><text:span text:style-name="T3"><text:s/>Paciente (</text:span><text:span text:style-name="T1">cpf,</text:span><text:span text:style-name="T3"> nome, num telefones)</text:span></text:p>
      <text:p text:style-name="P4"><text:span text:style-name="T4">Consulta (</text:span><text:span text:style-name="T2">cpf,</text:span><text:span text:style-name="T4"> </text:span><text:span text:style-name="T2">crm,</text:span><text:span text:style-name="T4"> data)</text:span></text:p>
      <text:p text:style-name="P3"><text:span text:style-name="T4">M</text:span><text:span text:style-name="T3">edico (</text:span><text:span text:style-name="T1">crm,</text:span><text:span text:style-name="T3"> especialidade, nom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01:55:12.598000000</meta:creation-date>
    <dc:date>2020-03-31T02:26:01.291000000</dc:date>
    <meta:editing-duration>PT10M28S</meta:editing-duration>
    <meta:editing-cycles>1</meta:editing-cycles>
    <meta:document-statistic meta:table-count="0" meta:image-count="0" meta:object-count="0" meta:page-count="1" meta:paragraph-count="21" meta:word-count="86" meta:character-count="599" meta:non-whitespace-character-count="532"/>
    <meta:generator>LibreOffice/6.4.1.2$Windows_X86_64 LibreOffice_project/4d224e95b98b138af42a64d84056446d09082932</meta:generator>
  </office:meta>
</office:document-meta>
</file>